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solid" draw:fill-color="#ffcc00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66cc00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solid" draw:fill-color="#66cc00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666666"/>
    </style:style>
    <style:style style:name="P8" style:family="paragraph">
      <style:paragraph-properties fo:text-align="center"/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9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fo:color="#666666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4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1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" draw:id="id1" draw:layer="layout" svg:width="3.12cm" svg:height="1.11cm" svg:x="11.748cm" svg:y="9.596cm">
          <text:p text:style-name="P7"><text:span text:style-name="T2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2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3.374cm" svg:height="1.208cm" svg:x="9.372cm" svg:y="0.697cm">
          <text:p text:style-name="P7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4" draw:id="id4" draw:layer="layout" svg:width="3.683cm" svg:height="1.423cm" svg:x="9.401cm" svg:y="3.938cm">
          <text:p text:style-name="P2"><text:span text:style-name="T1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10" draw:layer="layout" svg:width="3.821cm" svg:height="0.692cm" svg:x="14.663cm" svg:y="2.283cm">
          <draw:text-box>
            <text:p><text:span text:style-name="T3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4">Mental States</text:span></text:p>
            <text:p text:style-name="P4"><text:span text:style-name="T4">&amp; </text:span></text:p>
            <text:p text:style-name="P4"><text:span text:style-name="T4">Emotion</text:span></text:p>
            <text:p text:style-name="P4"><text:span text:style-name="T4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10-28T09:52:39.753166089</dc:date>
    <meta:editing-duration>PT5H39M3S</meta:editing-duration>
    <meta:editing-cycles>177</meta:editing-cycles>
    <meta:generator>LibreOffice/4.2.8.2$Linux_X86_64 LibreOffice_project/420m0$Build-2</meta:generator>
    <meta:document-statistic meta:object-count="21"/>
  </office:meta>
</office:document-meta>
</file>